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2.989in"/>
    </style:style>
    <style:style style:name="ro1" style:family="table-row">
      <style:table-row-properties style:row-height="0.4972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45">
          <table:error-message table:message-type="stop" table:display="true"/>
        </table:content-validation>
        <table:content-validation table:name="val5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62">
          <table:error-message table:message-type="stop" table:display="true"/>
        </table:content-validation>
        <table:content-validation table:name="val6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8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9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10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11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  <table:content-validation table:name="val12" table:condition="of:cell-content-is-in-list(&quot;Yes&quot;;&quot;No&quot;)" table:allow-empty-cell="false" table:display-list="unsorted" table:base-cell-address="ELSE.AA62">
          <table:error-message table:message-type="stop" table:display="true"/>
        </table:content-validation>
        <table:content-validation table:name="val13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14" table:condition="of:cell-content-is-in-list(&quot;Yes&quot;;&quot;No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3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3" table:visibility="collapse">
          <table:table-cell table:style-name="ce20"/>
          <table:table-cell table:style-name="ce13" table:number-columns-repeated="11"/>
          <table:table-cell table:style-name="Default" table:number-columns-repeated="15"/>
          <table:table-cell table:style-name="ce13" table:number-columns-repeated="4"/>
          <table:table-cell table:style-name="ce4" table:content-validation-name="val13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4" office:value-type="string" calcext:value-type="string">
            <text:p>Yes</text:p>
          </table:table-cell>
          <table:table-cell table:number-columns-repeated="989"/>
        </table:table-row>
        <table:table-row table:style-name="ro4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TOWN_CENTER</text:p>
          </table:table-cell>
          <table:table-cell table:style-name="ce4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4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27"/>
          <table:table-cell table:style-name="ce20"/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4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27" table:formula="of:=COM.MICROSOFT.TEXTJOIN(&quot;,&quot;;1;[.$A$6])" office:value-type="string" office:string-value="2" calcext:value-type="string">
            <text:p>2</text:p>
          </table:table-cell>
          <table:table-cell table:style-name="ce20" office:value-type="string" calcext:value-type="string">
            <text:p>15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4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27" table:formula="of:=COM.MICROSOFT.TEXTJOIN(&quot;,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7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/>
          <table:table-cell table:style-name="ce13" table:number-columns-repeated="4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4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24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4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5];[.$A$9])" office:value-type="string" office:string-value="1,5" calcext:value-type="string">
            <text:p>1,5</text:p>
          </table:table-cell>
          <table:table-cell table:style-name="ce20" office:value-type="string" calcext:value-type="string">
            <text:p>24,8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4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4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;[.$A$11])" office:value-type="string" office:string-value="1,7" calcext:value-type="string">
            <text:p>1,7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4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;[.$A$11:.$A$12])" office:value-type="string" office:string-value="1,7,8" calcext:value-type="string">
            <text:p>1,7,8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4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5];[.$A$11:.$A$13])" office:value-type="string" office:string-value="1,7,8,9" calcext:value-type="string">
            <text:p>1,7,8,9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4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1:.$A$14])" office:value-type="string" office:string-value="1,7,8,9,10" calcext:value-type="string">
            <text:p>1,7,8,9,10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1:.$A$15])" office:value-type="string" office:string-value="1,7,8,9,10,11" calcext:value-type="string">
            <text:p>1,7,8,9,10,11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1:.$A$16])" office:value-type="string" office:string-value="1,7,8,9,10,11,12" calcext:value-type="string">
            <text:p>1,7,8,9,10,11,12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14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1:.$A$18])" office:value-type="string" office:string-value="1,7,8,9,10,11,12,13,14" calcext:value-type="string">
            <text:p>1,7,8,9,10,11,12,13,14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1:.$A$19])" office:value-type="string" office:string-value="1,7,8,9,10,11,12,13,14,15" calcext:value-type="string">
            <text:p>1,7,8,9,10,11,12,13,14,15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1:.$A$20])" office:value-type="string" office:string-value="1,7,8,9,10,11,12,13,14,15,16" calcext:value-type="string">
            <text:p>1,7,8,9,10,11,12,13,14,15,16</text:p>
          </table:table-cell>
          <table:table-cell table:style-name="ce25" office:value-type="string" calcext:value-type="string">
            <text:p>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17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1:.$A$21])" office:value-type="string" office:string-value="1,7,8,9,10,11,12,13,14,15,16,17" calcext:value-type="string">
            <text:p>1,7,8,9,10,11,12,13,14,15,16,17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18</text:p>
          </table:table-cell>
          <table:table-cell table:style-name="ce7" office:value-type="string" calcext:value-type="string">
            <text:p>TEMPLE_RUIN</text:p>
          </table:table-cell>
          <table:table-cell table:style-name="ce7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19</text:p>
          </table:table-cell>
          <table:table-cell table:style-name="ce7" office:value-type="string" calcext:value-type="string">
            <text:p>ON_GRID</text:p>
          </table:table-cell>
          <table:table-cell table:style-name="ce7"/>
          <table:table-cell table:style-name="ce7" office:value-type="string" calcext:value-type="string">
            <text:p>ROMAN_RUINS</text:p>
          </table:table-cell>
          <table:table-cell table:style-name="ce10"/>
          <table:table-cell table:style-name="ce23" table:content-validation-name="val2" office:value-type="string" calcext:value-type="string">
            <text:p>Neutral Gaia Convertible</text:p>
          </table:table-cell>
          <table:table-cell table:style-name="ce7" table:number-columns-repeated="4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23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7" table:number-columns-repeated="5"/>
          <table:table-cell table:style-name="ce7" office:value-type="float" office:value="72" calcext:value-type="float">
            <text:p>72</text:p>
          </table:table-cell>
          <table:table-cell table:style-name="ce7" table:number-columns-repeated="2"/>
          <table:table-cell table:style-name="ce7" table:formula="of:=COM.MICROSOFT.TEXTJOIN(&quot;,&quot;;1;[.$A$5];[.$A$22:.$A$22])" office:value-type="string" office:string-value="1,18" calcext:value-type="string">
            <text:p>1,18</text:p>
          </table:table-cell>
          <table:table-cell table:style-name="ce6" office:value-type="string" calcext:value-type="string">
            <text:p>24,24</text:p>
          </table:table-cell>
          <table:table-cell table:style-name="ce23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20</text:p>
          </table:table-cell>
          <table:table-cell table:style-name="ce4" office:value-type="string" calcext:value-type="string">
            <text:p>STATUE_COLUMN</text:p>
          </table:table-cell>
          <table:table-cell table:style-name="ce4" office:value-type="float" office:value="1322" calcext:value-type="float">
            <text:p>1322</text:p>
          </table:table-cell>
          <table:table-cell table:style-name="ce13"/>
          <table:table-cell table:style-name="Default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5];[.$A$22:.$A$23])" office:value-type="string" office:string-value="1,18,19" calcext:value-type="string">
            <text:p>1,18,19</text:p>
          </table:table-cell>
          <table:table-cell table:style-name="ce20" office:value-type="string" calcext:value-type="string">
            <text:p>24,24,24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21</text:p>
          </table:table-cell>
          <table:table-cell table:style-name="ce4" office:value-type="string" calcext:value-type="string">
            <text:p>RELIC</text:p>
          </table:table-cell>
          <table:table-cell/>
          <table:table-cell table:style-name="Default" table:number-columns-repeated="2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4" calcext:value-type="float">
            <text:p>4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5];[.$A$6];[.$A$7])" office:value-type="string" office:string-value="1,2,3" calcext:value-type="string">
            <text:p>1,2,3</text:p>
          </table:table-cell>
          <table:table-cell table:style-name="ce25" office:value-type="string" calcext:value-type="string">
            <text:p>40,12,2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22</text:p>
          </table:table-cell>
          <table:table-cell table:style-name="ce4" office:value-type="string" calcext:value-type="string">
            <text:p>DLC_ORANGEBUSH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25" office:value-type="string" calcext:value-type="string">
            <text:p>36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23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5];[.$A$26])" office:value-type="string" office:string-value="1,22" calcext:value-type="string">
            <text:p>1,22</text:p>
          </table:table-cell>
          <table:table-cell table:style-name="ce25" office:value-type="string" calcext:value-type="string">
            <text:p>36,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24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5];[.$A$26:.$A$27])" office:value-type="string" office:string-value="1,22,23" calcext:value-type="string">
            <text:p>1,22,23</text:p>
          </table:table-cell>
          <table:table-cell table:style-name="ce25" office:value-type="string" calcext:value-type="string">
            <text:p>36,12,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5];[.$A$26:.$A$28])" office:value-type="string" office:string-value="1,22,23,24" calcext:value-type="string">
            <text:p>1,22,23,24</text:p>
          </table:table-cell>
          <table:table-cell table:style-name="ce25" office:value-type="string" calcext:value-type="string">
            <text:p>36,12,12,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HAW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/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BLOCKER</text:p>
          </table:table-cell>
          <table:table-cell table:style-name="ce4" office:value-type="float" office:value="1613" calcext:value-type="float">
            <text:p>161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4"/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15" table:formula="of:=COM.MICROSOFT.TEXTJOIN(&quot;,&quot;;1;[.$A$5];[.$A$8])" office:value-type="string" office:string-value="1,4" calcext:value-type="string">
            <text:p>1,4</text:p>
          </table:table-cell>
          <table:table-cell table:style-name="ce4" office:value-type="string" calcext:value-type="string">
            <text:p>16,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15" table:formula="of:=COM.MICROSOFT.TEXTJOIN(&quot;,&quot;;1;[.$A$5];[.$A$31])" office:value-type="string" office:string-value="1,27" calcext:value-type="string">
            <text:p>1,27</text:p>
          </table:table-cell>
          <table:table-cell table:style-name="ce4" office:value-type="string" calcext:value-type="string">
            <text:p>16,0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29</text:p>
          </table:table-cell>
          <table:table-cell table:style-name="ce4" office:value-type="string" calcext:value-type="string">
            <text:p>TREE_REE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3"/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30</text:p>
          </table:table-cell>
          <table:table-cell table:style-name="ce4" office:value-type="string" calcext:value-type="string">
            <text:p>FORAG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5];[.$A$32])" office:value-type="string" office:string-value="1,28" calcext:value-type="string">
            <text:p>1,28</text:p>
          </table:table-cell>
          <table:table-cell table:style-name="ce4" office:value-type="string" calcext:value-type="string">
            <text:p>10,3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32];[.$A$34])" office:value-type="string" office:string-value="1,28,30" calcext:value-type="string">
            <text:p>1,28,30</text:p>
          </table:table-cell>
          <table:table-cell table:style-name="ce4" office:value-type="string" calcext:value-type="string">
            <text:p>12,3,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32</text:p>
          </table:table-cell>
          <table:table-cell table:style-name="ce4" office:value-type="string" calcext:value-type="string">
            <text:p>STONE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15" table:formula="of:=COM.MICROSOFT.TEXTJOIN(&quot;,&quot;;1;[.$A$5];[.$A$32];[.$A$34:.$A$35])" office:value-type="string" office:string-value="1,28,30,31" calcext:value-type="string">
            <text:p>1,28,30,31</text:p>
          </table:table-cell>
          <table:table-cell table:style-name="ce4" office:value-type="string" calcext:value-type="string">
            <text:p>11,3,8,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15" table:formula="of:=COM.MICROSOFT.TEXTJOIN(&quot;,&quot;;1;[.$A$5];[.$A$32];[.$A$34:.$A$36])" office:value-type="string" office:string-value="1,28,30,31,32" calcext:value-type="string">
            <text:p>1,28,30,31,32</text:p>
          </table:table-cell>
          <table:table-cell table:style-name="ce4" office:value-type="string" calcext:value-type="string">
            <text:p>20,3,8,8,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15" table:formula="of:=COM.MICROSOFT.TEXTJOIN(&quot;,&quot;;1;[.$A$5];[.$A$32];[.$A$34:.$A$37])" office:value-type="string" office:string-value="1,28,30,31,32,33" calcext:value-type="string">
            <text:p>1,28,30,31,32,33</text:p>
          </table:table-cell>
          <table:table-cell table:style-name="ce4" office:value-type="string" calcext:value-type="string">
            <text:p>23,3,8,8,8,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5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SHEEP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7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5">
          <table:table-cell table:style-name="ce20" office:value-type="string" calcext:value-type="string">
            <text:p>36</text:p>
          </table:table-cell>
          <table:table-cell table:style-name="ce4" office:value-type="string" calcext:value-type="string">
            <text:p>BOA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5];[.$A$32];[.$A$34:.$A$38])" office:value-type="string" office:string-value="1,28,30,31,32,33,34" calcext:value-type="string">
            <text:p>1,28,30,31,32,33,34</text:p>
          </table:table-cell>
          <table:table-cell table:style-name="ce4" office:value-type="string" calcext:value-type="string">
            <text:p>10,3,4,4,4,4,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5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SHEEP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32];[.$A$34:.$A$38];[.$A$40])" office:value-type="string" office:string-value="1,28,30,31,32,33,34,36" calcext:value-type="string">
            <text:p>1,28,30,31,32,33,34,36</text:p>
          </table:table-cell>
          <table:table-cell table:style-name="ce4" office:value-type="string" calcext:value-type="string">
            <text:p>12,3,4,4,4,4,4,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5">
          <table:table-cell table:style-name="ce20" office:value-type="string" calcext:value-type="string">
            <text:p>38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15" table:formula="of:=COM.MICROSOFT.TEXTJOIN(&quot;,&quot;;1;[.$A$5];[.$A$32];[.$A$34:.$A$38];[.$A$40:.$A$41])" office:value-type="string" office:string-value="1,28,30,31,32,33,34,36,37" calcext:value-type="string">
            <text:p>1,28,30,31,32,33,34,36,37</text:p>
          </table:table-cell>
          <table:table-cell table:style-name="ce4" office:value-type="string" calcext:value-type="string">
            <text:p>21,3,4,4,4,4,4,4,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20" office:value-type="string" calcext:value-type="string">
            <text:p>39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7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20" office:value-type="string" calcext:value-type="string">
            <text:p>40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5];[.$A$43])" office:value-type="string" office:string-value="1,39" calcext:value-type="string">
            <text:p>1,39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5">
          <table:table-cell table:style-name="ce20" office:value-type="string" calcext:value-type="string">
            <text:p>41</text:p>
          </table:table-cell>
          <table:table-cell table:style-name="ce4" office:value-type="string" calcext:value-type="string">
            <text:p>CENTURION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3" table:number-columns-repeated="4"/>
          <table:table-cell table:style-name="ce4"/>
          <table:table-cell table:style-name="ce13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5">
          <table:table-cell table:style-name="ce20" office:value-type="string" calcext:value-type="string">
            <text:p>42</text:p>
          </table:table-cell>
          <table:table-cell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DLC_VASES</text:p>
          </table:table-cell>
          <table:table-cell table:style-name="ce4"/>
          <table:table-cell table:style-name="ce22" table:content-validation-name="val2" office:value-type="string" calcext:value-type="string">
            <text:p>Player Assigned Gaia Convertible</text:p>
          </table:table-cell>
          <table:table-cell table:style-name="ce16" table:number-columns-repeated="8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None</text:p>
          </table:table-cell>
          <table:table-cell table:style-name="ce4" table:number-columns-repeated="6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/>
          <table:table-cell table:style-name="ce20"/>
          <table:table-cell table:style-name="ce22" table:content-validation-name="val11" office:value-type="string" calcext:value-type="string">
            <text:p>No</text:p>
          </table:table-cell>
          <table:table-cell table:number-columns-repeated="997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W_RESOUR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2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2" table:number-columns-repeated="989"/>
        </table:table-row>
        <table:table-row table:style-name="ro3" table:visibility="collapse">
          <table:table-cell table:style-name="ce3" table:number-columns-repeated="35"/>
          <table:table-cell table:style-name="ce12" table:number-columns-repeated="989"/>
        </table:table-row>
        <table:table-row table:style-name="ro3" table:visibility="collapse">
          <table:table-cell table:style-name="ce20"/>
          <table:table-cell table:style-name="ce13" table:number-columns-repeated="11"/>
          <table:table-cell table:style-name="Default" table:number-columns-repeated="15"/>
          <table:table-cell table:style-name="ce13" table:number-columns-repeated="4"/>
          <table:table-cell table:style-name="ce4" table:content-validation-name="val13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4" office:value-type="string" calcext:value-type="string">
            <text:p>Yes</text:p>
          </table:table-cell>
          <table:table-cell table:number-columns-repeated="989"/>
        </table:table-row>
        <table:table-row table:style-name="ro4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4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27"/>
          <table:table-cell table:style-name="ce20"/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27" table:formula="of:=COM.MICROSOFT.TEXTJOIN(&quot;,&quot;;1;[.$A$6])" office:value-type="string" office:string-value="2" calcext:value-type="string">
            <text:p>2</text:p>
          </table:table-cell>
          <table:table-cell table:style-name="ce20" office:value-type="string" calcext:value-type="string">
            <text:p>15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20"/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20" office:value-type="string" calcext:value-type="string">
            <text:p>8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10])" office:value-type="string" office:string-value="6" calcext:value-type="string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10:.$A$11])" office:value-type="string" office:string-value="6,7" calcext:value-type="string">
            <text:p>6,7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10:.$A$12])" office:value-type="string" office:string-value="6,7,8" calcext:value-type="string">
            <text:p>6,7,8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0:.$A$13])" office:value-type="string" office:string-value="6,7,8,9" calcext:value-type="string">
            <text:p>6,7,8,9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0:.$A$14])" office:value-type="string" office:string-value="6,7,8,9,10" calcext:value-type="string">
            <text:p>6,7,8,9,10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0:.$A$15])" office:value-type="string" office:string-value="6,7,8,9,10,11" calcext:value-type="string">
            <text:p>6,7,8,9,10,11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13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0:.$A$17])" office:value-type="string" office:string-value="6,7,8,9,10,11,12,13" calcext:value-type="string">
            <text:p>6,7,8,9,10,11,12,13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14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0:.$A$18])" office:value-type="string" office:string-value="6,7,8,9,10,11,12,13,14" calcext:value-type="string">
            <text:p>6,7,8,9,10,11,12,13,14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0:.$A$19])" office:value-type="string" office:string-value="6,7,8,9,10,11,12,13,14,15" calcext:value-type="string">
            <text:p>6,7,8,9,10,11,12,13,14,15</text:p>
          </table:table-cell>
          <table:table-cell table:style-name="ce25" office:value-type="string" calcext:value-type="string">
            <text:p>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0:.$A$20])" office:value-type="string" office:string-value="6,7,8,9,10,11,12,13,14,15,16" calcext:value-type="string">
            <text:p>6,7,8,9,10,11,12,13,14,15,16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17</text:p>
          </table:table-cell>
          <table:table-cell table:style-name="ce7" office:value-type="string" calcext:value-type="string">
            <text:p>TEMPLE_RUIN</text:p>
          </table:table-cell>
          <table:table-cell table:style-name="ce7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18</text:p>
          </table:table-cell>
          <table:table-cell table:style-name="ce7" office:value-type="string" calcext:value-type="string">
            <text:p>ON_GRID</text:p>
          </table:table-cell>
          <table:table-cell table:style-name="ce7"/>
          <table:table-cell table:style-name="ce7" office:value-type="string" calcext:value-type="string">
            <text:p>ROMAN_RUINS</text:p>
          </table:table-cell>
          <table:table-cell table:style-name="ce10"/>
          <table:table-cell table:style-name="ce23" table:content-validation-name="val2" office:value-type="string" calcext:value-type="string">
            <text:p>Neutral Gaia Convertible</text:p>
          </table:table-cell>
          <table:table-cell table:style-name="ce7" table:number-columns-repeated="4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23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7" table:number-columns-repeated="5"/>
          <table:table-cell table:style-name="ce7" office:value-type="float" office:value="72" calcext:value-type="float">
            <text:p>72</text:p>
          </table:table-cell>
          <table:table-cell table:style-name="ce7" table:number-columns-repeated="2"/>
          <table:table-cell table:style-name="ce7" table:formula="of:=COM.MICROSOFT.TEXTJOIN(&quot;,&quot;;1;[.$A$21:.$A$21])" office:value-type="string" office:string-value="17" calcext:value-type="string">
            <text:p>17</text:p>
          </table:table-cell>
          <table:table-cell table:style-name="ce6" office:value-type="string" calcext:value-type="string">
            <text:p>24</text:p>
          </table:table-cell>
          <table:table-cell table:style-name="ce23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19</text:p>
          </table:table-cell>
          <table:table-cell table:style-name="ce4" office:value-type="string" calcext:value-type="string">
            <text:p>STATUE_COLUMN</text:p>
          </table:table-cell>
          <table:table-cell table:style-name="ce4" office:value-type="float" office:value="1322" calcext:value-type="float">
            <text:p>1322</text:p>
          </table:table-cell>
          <table:table-cell table:style-name="ce13"/>
          <table:table-cell table:style-name="Default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21:.$A$22])" office:value-type="string" office:string-value="17,18" calcext:value-type="string">
            <text:p>17,18</text:p>
          </table:table-cell>
          <table:table-cell table:style-name="ce20" office:value-type="string" calcext:value-type="string">
            <text:p>24,24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20</text:p>
          </table:table-cell>
          <table:table-cell table:style-name="ce4" office:value-type="string" calcext:value-type="string">
            <text:p>RELIC</text:p>
          </table:table-cell>
          <table:table-cell/>
          <table:table-cell table:style-name="Default" table:number-columns-repeated="2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4" calcext:value-type="float">
            <text:p>4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6];[.$A$7])" office:value-type="string" office:string-value="2,3" calcext:value-type="string">
            <text:p>2,3</text:p>
          </table:table-cell>
          <table:table-cell table:style-name="ce25" office:value-type="string" calcext:value-type="string">
            <text:p>12,2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21</text:p>
          </table:table-cell>
          <table:table-cell table:style-name="ce4" office:value-type="string" calcext:value-type="string">
            <text:p>DLC_ORANGEBUSH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/>
          <table:table-cell table:style-name="ce25"/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22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25])" office:value-type="string" office:string-value="21" calcext:value-type="string">
            <text:p>21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23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25:.$A$26])" office:value-type="string" office:string-value="21,22" calcext:value-type="string">
            <text:p>21,22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24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25:.$A$27])" office:value-type="string" office:string-value="21,22,23" calcext:value-type="string">
            <text:p>21,22,23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HAW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5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4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/00/0000</text:date>, <text:time style:data-style-name="N2" text:time-value="00:43:11.8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7T10:28:20.906000000</dc:date>
    <meta:editing-duration>P25DT4H51M35S</meta:editing-duration>
    <meta:editing-cycles>1025</meta:editing-cycles>
    <meta:generator>LibreOffice/7.1.3.2$Windows_X86_64 LibreOffice_project/47f78053abe362b9384784d31a6e56f8511eb1c1</meta:generator>
    <meta:document-statistic meta:table-count="2" meta:cell-count="1019" meta:object-count="0"/>
  </office:meta>
</office:document-meta>
</file>